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0000000C5EC38487F9960A77B.png" manifest:media-type="image/png"/>
  <manifest:file-entry manifest:full-path="Pictures/100002010000021D000002F1A2739A27B27440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b8d" officeooo:paragraph-rsid="001f1b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4L2采集视频程序逻辑结构介绍：</text:p>
      <text:p text:style-name="P1"><draw:frame draw:style-name="fr1" draw:name="Image1" text:anchor-type="paragraph" svg:width="5.6354in" svg:height="7.8437in" draw:z-index="0"><draw:image xlink:href="Pictures/100002010000021D000002F1A2739A27B2744013.png" xlink:type="simple" xlink:show="embed" xlink:actuate="onLoad"/></draw:frame></text:p>
      <text:p text:style-name="P1">采集循环队列及缓冲区：</text:p>
      <text:p text:style-name="P1"><draw:frame draw:style-name="fr1" draw:name="Image2" text:anchor-type="paragraph" svg:width="5.6665in" svg:height="2.052in" draw:z-index="1"><draw:image xlink:href="Pictures/1000020100000220000000C5EC38487F9960A77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9:28:38.276461905</meta:creation-date>
    <dc:date>2017-07-21T09:28:28.904166494</dc:date>
    <meta:editing-duration>PT9M30S</meta:editing-duration>
    <meta:editing-cycles>1</meta:editing-cycles>
    <meta:document-statistic meta:table-count="0" meta:image-count="2" meta:object-count="0" meta:page-count="2" meta:paragraph-count="2" meta:word-count="25" meta:character-count="28" meta:non-whitespace-character-count="28"/>
    <meta:generator>LibreOffice/5.1.6.2$Linux_X86_64 LibreOffice_project/10m0$Build-2</meta:generator>
  </office:meta>
</office:document-meta>
</file>